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936f19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c099bc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1c3b9d" officeooo:paragraph-rsid="001c3b9d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15e227" style:font-size-asian="9.10000038146973pt" style:font-weight-asian="normal" style:font-size-complex="9.10000038146973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一個笑星引發的戰爭</text:h>
      <text:p text:style-name="P1"/>
      <text:p text:style-name="P3">世界的笑話很多，但看懂的人都笑 不起來，只有一股悲涼！爲自己，也爲別人！</text:p>
      <text:p text:style-name="P3"/>
      <text:p text:style-name="P4">民主世界的疫苗笑話還在繼續，到處貼着自然人與狗不得入內的標語！這趨勢是要把人當成寵物牲口一樣管理起來了，體內都有“是否按規定打狂犬疫苗對芯片”，還是那種全年午休全球定位的那種！當我們出入自然人與狗不得入內的場所時，必須出示“我是牲口嘀一下”的證據！</text:p>
      <text:p text:style-name="P3"/>
      <text:p text:style-name="P3">什麼是民主？這場全球的笑話給出了最真實的詮釋。民主就是男人對女人說：你體內必須要有我的正能量，不管你願不願意！</text:p>
      <text:p text:style-name="P3"/>
      <text:p text:style-name="P3">加拿大卡車司機反對正能量液體強姦的遊行，在民主與正義的軍隊淫威下，悄然失聲了！西方民主政客沒有說一句話！他們都在鏡頭前面露出了屁股乖乖地打了針！用行動告訴大家：我們被強姦了，大家都一樣要被強姦！如果智障的烏合之衆能聰明點，也該大夢初醒了：他們狂歡着選了一羣傀儡！他們不代表他們的利益！</text:p>
      <text:p text:style-name="P3"/>
      <text:p text:style-name="P3">疫苗與人權的笑話還在繼續。另一場笑話又爆發了。</text:p>
      <text:p text:style-name="P3"/>
      <text:p text:style-name="P3">一個笑星演員當了總統！這倒不是什麼高級笑話！高級的笑話是，這笑星看不清自己國家的定位，不以國家利益爲重！明明可以兩邊拿錢的，非要選邊站，好像不選擇和打針的民主領袖站一邊，自己國家就不是民主國家了？！結果綁架全國，把國家推向戰爭的深淵！把自己國家變成了別人的棋子！還悲情地在鏡頭前面上演着：向我打炮的英雄壯舉！這麼多年了，這個國家的利益別人哪裡真正關心過！熙熙攘攘，利來利往而已！可憐這羣烏合之衆，選了這麼一個笑話！還不準你離開，這民主，真他媽的像下面一股氣流的聲音，關鍵是還他媽的特別臭！</text:p>
      <text:p text:style-name="P3"/>
      <text:p text:style-name="P3">笑星還在表演，說好的戰死，一直沒有發生！這世界，該死的都沒死，不該死的，卻總是那麼悄無聲息，只有天上的星星知道！舞臺上有人在表演，臺下有人配合了！那些撅着屁股打針的領袖紛紛發聲了：爲了他國民衆的民主！於是，又賣武器了！於是又有人笑出了眼淚了！</text:p>
      <text:p text:style-name="P3"/>
      <text:p text:style-name="P3">民主真是個好東西！最關鍵是烏合之衆的智商他媽的是這個世界的極品禮物！</text:p>
      <text:p text:style-name="P3"/>
      <text:p text:style-name="P3">世界很黑暗，笑話一點不好笑。個人太渺小，只能有一分力，出一分勁，希望越來越多的人能看懂這些笑話！</text:p>
      <text:p text:style-name="P5"/>
      <text:p text:style-name="P6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28T12:12:31.521546303</dc:date>
    <meta:editing-duration>PT18H10M41S</meta:editing-duration>
    <meta:editing-cycles>170</meta:editing-cycles>
    <meta:document-statistic meta:table-count="0" meta:image-count="0" meta:object-count="0" meta:page-count="1" meta:paragraph-count="10" meta:word-count="835" meta:character-count="836" meta:non-whitespace-character-count="835"/>
  </office:meta>
</office:document-meta>
</file>